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6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7" style:family="paragraph" style:parent-style-name="Text_20_body" style:list-style-name="L3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de Análise - Componente "Search"</text:span></text:span></text:p>
      <text:p text:style-name="P2"><text:span text:style-name="Strong_20_Emphasis"><text:span text:style-name="T1">Introdução:</text:span></text:span></text:p>
      <text:p text:style-name="P2">Este relatório aborda uma análise do componente "Search" de uma aplicação React. O componente "Search" tem a finalidade de permitir aos usuários buscar por postagens em um blog, com base em termos de pesquisa fornecidos na URL. O objetivo deste relatório é fornecer uma análise completa do código-fonte do componente, incluindo uma revisão dos métodos, resultados e uma conclusão geral sobre sua funcionalidade e importância.</text:p>
      <text:p text:style-name="P2"><text:span text:style-name="Strong_20_Emphasis"><text:span text:style-name="T1">Métodos:</text:span></text:span></text:p>
      <text:p text:style-name="P2">O componente "Search" utiliza diversos métodos e componentes React para alcançar sua funcionalidade. Aqui estão os principais métodos e componentes utilizados:</text:p>
      <text:list text:style-name="L1">
        <text:list-item>
          <text:p text:style-name="P3"><text:span text:style-name="Strong_20_Emphasis"><text:span text:style-name="T1">useQuery:</text:span></text:span></text:p>
          <text:list>
            <text:list-item>
              <text:p text:style-name="P4">O hook <text:span text:style-name="Source_20_Text"><text:span text:style-name="T1">useQuery</text:span></text:span> é utilizado para obter o valor do parâmetro de consulta "q" da URL. Esse valor é usado como termo de pesquisa.</text:p>
            </text:list-item>
          </text:list>
        </text:list-item>
        <text:list-item>
          <text:p text:style-name="P3"><text:span text:style-name="Strong_20_Emphasis"><text:span text:style-name="T1">useFetchDocuments:</text:span></text:span></text:p>
          <text:list>
            <text:list-item>
              <text:p text:style-name="P3">O hook <text:span text:style-name="Source_20_Text"><text:span text:style-name="T1">useFetchDocuments</text:span></text:span> é usado para buscar documentos (postagens) da categoria "posts" com base no termo de pesquisa fornecido. Os resultados são armazenados no estado <text:span text:style-name="Source_20_Text"><text:span text:style-name="T1">posts</text:span></text:span>.</text:p>
            </text:list-item>
          </text:list>
        </text:list-item>
      </text:list>
      <text:p text:style-name="P2"><text:span text:style-name="Strong_20_Emphasis"><text:span text:style-name="T1">Resultados:</text:span></text:span></text:p>
      <text:p text:style-name="P2">O componente "Search" exibe uma interface de resultados de pesquisa e os principais elementos e resultados incluem:</text:p>
      <text:list text:style-name="L2">
        <text:list-item>
          <text:p text:style-name="P5"><text:span text:style-name="Strong_20_Emphasis"><text:span text:style-name="T1">Título de Resultados:</text:span></text:span></text:p>
          <text:list>
            <text:list-item>
              <text:p text:style-name="P6">Exibe um título informativo indicando "Resultados encontrados para" seguido pelo termo de pesquisa especificado na URL.</text:p>
            </text:list-item>
          </text:list>
        </text:list-item>
        <text:list-item>
          <text:p text:style-name="P5"><text:span text:style-name="Strong_20_Emphasis"><text:span text:style-name="T1">Exibição de Postagens:</text:span></text:span></text:p>
          <text:list>
            <text:list-item>
              <text:p text:style-name="P6">Renderiza uma lista de postagens que correspondem ao termo de pesquisa. As postagens são exibidas usando o componente "PostDetail".</text:p>
            </text:list-item>
          </text:list>
        </text:list-item>
        <text:list-item>
          <text:p text:style-name="P5"><text:span text:style-name="Strong_20_Emphasis"><text:span text:style-name="T1">Feedback de Ausência de Resultados:</text:span></text:span></text:p>
          <text:list>
            <text:list-item>
              <text:p text:style-name="P5">Se não forem encontradas postagens correspondentes à pesquisa, o componente exibe uma mensagem indicando "Não foram encontrados posts a partir da sua busca..." e fornece um botão de "Voltar" que redireciona os usuários para a página inicial.</text:p>
            </text:list-item>
          </text:list>
        </text:list-item>
      </text:list>
      <text:p text:style-name="P2"><text:span text:style-name="Strong_20_Emphasis"><text:span text:style-name="T1">Conclusão:</text:span></text:span></text:p>
      <text:p text:style-name="P2">O componente "Search" desempenha um papel essencial na experiência do usuário ao permitir que eles encontrem postagens específicas com base em termos de pesquisa. Ele fornece um feedback <text:soft-page-break/>claro sobre os resultados encontrados e orienta os usuários quando nenhuma postagem corresponde à pesquisa. Portanto, a análise destaca a importância deste componente na funcionalidade de pesquisa da aplicação e na satisfação do usuário.</text:p>
      <text:p text:style-name="P1"/>
      <text:p text:style-name="P1"/>
      <text:p text:style-name="P1"/>
      <text:p text:style-name="P2">Aqui está uma explicação dos estilos CSS usados:</text:p>
      <text:list text:style-name="L3">
        <text:list-item>
          <text:p text:style-name="P7"><text:span text:style-name="Source_20_Text"><text:span text:style-name="T1">.search_container</text:span></text:span>: Define a classe que será aplicada ao contêiner principal do componente "Search". Ele alinha o conteúdo no centro da tela usando <text:span text:style-name="Source_20_Text"><text:span text:style-name="T1">text-align: center</text:span></text:span>.</text:p>
        </text:list-item>
        <text:list-item>
          <text:p text:style-name="P7"><text:span text:style-name="Source_20_Text"><text:span text:style-name="T1">.search_container h1</text:span></text:span>: Estiliza o título do resultado da pesquisa, adicionando uma margem inferior de <text:span text:style-name="Source_20_Text"><text:span text:style-name="T1">1em</text:span></text:span> para dar algum espaço entre o título e os resultados.</text:p>
        </text:list-item>
        <text:list-item>
          <text:p text:style-name="P7"><text:span text:style-name="Source_20_Text"><text:span text:style-name="T1">.search_container .post-list</text:span></text:span>: Define um contêiner flexível que abriga os resultados da pesquisa. Ele usa <text:span text:style-name="Source_20_Text"><text:span text:style-name="T1">flex-wrap</text:span></text:span> para que os resultados sejam exibidos em várias linhas quando não couberem horizontalmente.</text:p>
        </text:list-item>
        <text:list-item>
          <text:p text:style-name="P7"><text:span text:style-name="Source_20_Text"><text:span text:style-name="T1">.search_container p</text:span></text:span>: Estiliza os parágrafos no componente, adicionando uma margem inferior de <text:span text:style-name="Source_20_Text"><text:span text:style-name="T1">1.5em</text:span></text:span> para espaçamento entre os parágrafos.</text:p>
        </text:list-item>
        <text:list-item>
          <text:p text:style-name="P7"><text:span text:style-name="Source_20_Text"><text:span text:style-name="T1">.search_container a</text:span></text:span>: Estiliza os links no componente, definindo um preenchimento de <text:span text:style-name="Source_20_Text"><text:span text:style-name="T1">10px</text:span></text:span> vertical e <text:span text:style-name="Source_20_Text"><text:span text:style-name="T1">25px</text:span></text:span> horizontal para os botões.</text:p>
        </text:list-item>
      </text:list>
      <text:p text:style-name="P2">Esses estilos ajudam a criar uma interface centralizada e agradável para a página de resultados da pesquisa e definem a aparência dos elementos de texto e botão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44:38.809000000</meta:creation-date>
    <dc:date>2023-11-06T06:47:02.500000000</dc:date>
    <meta:editing-duration>PT2M24S</meta:editing-duration>
    <meta:editing-cycles>1</meta:editing-cycles>
    <meta:document-statistic meta:table-count="0" meta:image-count="0" meta:object-count="0" meta:page-count="2" meta:paragraph-count="26" meta:word-count="474" meta:character-count="3135" meta:non-whitespace-character-count="2702"/>
    <meta:generator>LibreOffice/7.5.2.2$Windows_X86_64 LibreOffice_project/53bb9681a964705cf672590721dbc85eb4d0c3a2</meta:generator>
  </office:meta>
</office:document-meta>
</file>